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Ráchel,</text:p>
      <text:p text:style-name="Normal">v tento valentýnský den bych rád oslavil něco velmi unikátního, co nás oba spojuje - naše keltské znamení Lípy. Tyto stromy symbolizují krásu, milosrdenství a lásku, které vidím v tobě každý den. Tvá péče o přírodu a tvé srdce plné lásky k tvorům i rostlinám, ve kterých vidím vliv tvého anděla strážného Ariela, jsou inspirací pro mě i pro všechny kolem. Kéž by náš společný lípový stín byl místem, kde naše sny a cíle najdou půdu k vzkvétání a budou chráněny stejně jako nejcennější přírodní poklady.</text:p>
      <text:p text:style-name="Normal">S láskou a obdivem k naší sdílené cestě ochrany a krásy, nechť nás spojuje nejen společné znamení, ale i srdce plné lásky k přírodě, kterou tak oba milujeme. Kéž nás tento valentýnský den přiblíží k našim snům a posílí náš vzájemný vztah stejně jako pevné kořeny lípy, která stojí nepohnutelně proti všem výzvá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